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nd notes for - Beginning c++17 From Novice to Professional</text:h>
      <text:h text:style-name="Heading_20_3" text:outline-level="3">Chapter 5 Arrays and Loops</text:h>
      <text:h text:style-name="Heading_20_4" text:outline-level="4">Container</text:h>
      <text:h text:style-name="Heading_20_5" text:outline-level="5">array&lt;&gt;s</text:h>
      <text:list xml:id="list681897735348343704" text:style-name="L1">
        <text:list-item>
          <text:list>
            <text:list-item>
              <text:p text:style-name="P1">std::array&lt;data_type,number&gt;</text:p>
            </text:list-item>
            <text:list-item>
              <text:p text:style-name="P1">std::array&lt;..&gt; is a container templates that lets you initialise a container object that behave like a standard c-array but with added security measures(range checks ::at(i), easy acces to size of the array ::size()) and comfortability (first element by array.front(), last element with array.back() etc.).</text:p>
            </text:list-item>
            <text:list-item>
              <text:p text:style-name="P1">Array.at(i) works like array[i] but does an implicit range check and therefore avoids errors if <text:s/>i is out of the the array&lt;&gt;s range (or negative).</text:p>
            </text:list-item>
            <text:list-item>
              <text:p text:style-name="P1">Array.size() access the size of the array&lt;&gt;</text:p>
            </text:list-item>
            <text:list-item>
              <text:p text:style-name="P1">array.fill(n) sets all the array&lt;&gt; members to the value n.</text:p>
            </text:list-item>
            <text:list-item>
              <text:p text:style-name="P1">Array.front() acces first array&lt;&gt; element . Equals array[0]</text:p>
            </text:list-item>
            <text:list-item>
              <text:p text:style-name="P1">array.back() access last array&lt;&gt; element. Equals array[array.size()-1]</text:p>
            </text:list-item>
            <text:list-item>
              <text:p text:style-name="P1">array&lt;&gt; objects can also be stored in containers:</text:p>
              <text:list>
                <text:list-item>
                  <text:p text:style-name="P1">std::vector&lt;std::array&lt;int,100&gt; vector_of_int_arrays;</text:p>
                </text:list-item>
              </text:list>
            </text:list-item>
            <text:list-item>
              <text:p text:style-name="P1">array&lt;&gt; elements are implicitly initialised!</text:p>
            </text:list-item>
            <text:list-item>
              <text:p text:style-name="P1">Passing array&lt;&gt;s to functions is straightforward!</text:p>
            </text:list-item>
          </text:list>
        </text:list-item>
      </text:list>
      <text:h text:style-name="Heading_20_5" text:outline-level="5">vector</text:h>
      <text:list xml:id="list8418461208202770439" text:style-name="L2">
        <text:list-item>
          <text:p text:style-name="P2">is a sequence container!</text:p>
        </text:list-item>
        <text:list-item>
          <text:p text:style-name="P2">Number of elements can be varied dynamically. Does not need to be set at initialisation</text:p>
        </text:list-item>
        <text:list-item>
          <text:p text:style-name="P2">New elements are automatically initialised with zero if no value is specified</text:p>
        </text:list-item>
        <text:list-item>
          <text:p text:style-name="P2">passing vector&lt;&gt;s to functions is straightforward.</text:p>
        </text:list-item>
        <text:list-item>
          <text:p text:style-name="P2">Two vectors can be compared using "&lt;", "&gt;", "&lt;=", "&gt;=", "==", and "!=" operators! </text:p>
          <text:list>
            <text:list-item>
              <text:p text:style-name="P2">Uses <text:span text:style-name="T1">lexicographical comparison</text:span>. "aardvark" before "zombie"</text:p>
            </text:list-item>
          </text:list>
        </text:list-item>
        <text:list-item>
          <text:p text:style-name="P2">Has familiar functions</text:p>
          <text:list>
            <text:list-item>
              <text:p text:style-name="P2">front()</text:p>
            </text:list-item>
            <text:list-item>
              <text:p text:style-name="P2">back()</text:p>
            </text:list-item>
            <text:list-item>
              <text:p text:style-name="P2">size()</text:p>
            </text:list-item>
          </text:list>
        </text:list-item>
        <text:list-item>
          <text:p text:style-name="P2">assignment of one vector&lt;&gt; to another, copies all elements overwriting possible preceding infromation</text:p>
        </text:list-item>
        <text:list-item>
          <text:p text:style-name="P2">vector&lt;&gt;s can be stored inside <text:span text:style-name="T1">containers</text:span>.</text:p>
        </text:list-item>
        <text:list-item>
          <text:p text:style-name="P2"><text:span text:style-name="T1">Assign()</text:span> function can be used to <text:span text:style-name="T1">reinitialize</text:span> elements of the vector! No fill() function for vector. </text:p>
          <text:list>
            <text:list-item>
              <text:p text:style-name="P2">Std::vector&lt;long&gt; vector1(20,99L) // vector1 contains 20 long data with the value '99L'</text:p>
            </text:list-item>
            <text:list-item>
              <text:p text:style-name="P2">vector1.assign(3,20L) //vector1 now contains only 3 elements. Both have the Value 99.</text:p>
            </text:list-item>
            <text:list-item>
              <text:p text:style-name="P2">vector1.assign({99L,20L}) // vector1 now contains 2 elements. '99' and '20'.</text:p>
            </text:list-item>
          </text:list>
        </text:list-item>
        <text:list-item>
          <text:p text:style-name="P2">.clear() Function removes all elements of a vector!</text:p>
        </text:list-item>
        <text:list-item>
          <text:p text:style-name="P2">.push_back(&lt;value&gt;) creates and adds an element at the end of the vector sequence container.</text:p>
        </text:list-item>
        <text:list-item>
          <text:p text:style-name="P2">.pop_back() removes the last element of a vector.</text:p>
        </text:list-item>
        <text:list-item>
          <text:p text:style-name="P2">.empty() returns if the vector is emp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8M35S</meta:editing-duration>
    <meta:editing-cycles>11</meta:editing-cycles>
    <meta:generator>OpenOffice/4.1.7$Win32 OpenOffice.org_project/417m1$Build-9800</meta:generator>
    <dc:date>2021-12-16T15:18:13.64</dc:date>
    <dc:creator>w.w. w.</dc:creator>
    <meta:document-statistic meta:table-count="0" meta:image-count="0" meta:object-count="0" meta:page-count="1" meta:paragraph-count="36" meta:word-count="341" meta:character-count="2188"/>
    <meta:user-defined meta:name="Info 1"/>
    <meta:user-defined meta:name="Info 2"/>
    <meta:user-defined meta:name="Info 3"/>
    <meta:user-defined meta:name="Info 4"/>
  </office:meta>
</office:document-meta>
</file>